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14.9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&gt; <text:s/>C2, C4, C5</text:p>
          </table:table-cell>
          <table:table-cell office:value-type="string">
            <text:p>100mk 50v</text:p>
          </table:table-cell>
          <table:table-cell office:value-type="string">
            <text:p>Capacitor_THT:CP_Radial_D8.0mm_P3.80mm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 <text:s/>C3, C8</text:p>
          </table:table-cell>
          <table:table-cell office:value-type="string">
            <text:p>10mk 50v</text:p>
          </table:table-cell>
          <table:table-cell office:value-type="string">
            <text:p>Capacitor_SMD:C_1812_453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C6, C9</text:p>
          </table:table-cell>
          <table:table-cell office:value-type="string">
            <text:p>1n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C10, C12</text:p>
          </table:table-cell>
          <table:table-cell office:value-type="string">
            <text:p>150p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C1, C7, C11, C13, C15, C18, C29</text:p>
          </table:table-cell>
          <table:table-cell office:value-type="string">
            <text:p>100n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 text:c="4"/>C14</text:p>
          </table:table-cell>
          <table:table-cell office:value-type="string">
            <text:p>22mk 10v</text:p>
          </table:table-cell>
          <table:table-cell office:value-type="string">
            <text:p>Capacitor_SMD:C_1812_453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16</text:p>
          </table:table-cell>
          <table:table-cell office:value-type="string">
            <text:p>22mk 16v</text:p>
          </table:table-cell>
          <table:table-cell office:value-type="string">
            <text:p>Capacitor_SMD:C_1812_453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17</text:p>
          </table:table-cell>
          <table:table-cell office:value-type="string">
            <text:p>100mk 16v</text:p>
          </table:table-cell>
          <table:table-cell office:value-type="string">
            <text:p>Capacitor_THT:CP_Radial_D8.0mm_P3.80mm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19</text:p>
          </table:table-cell>
          <table:table-cell office:value-type="string">
            <text:p>100mk 25v</text:p>
          </table:table-cell>
          <table:table-cell office:value-type="string">
            <text:p>Capacitor_THT:CP_Radial_D8.0mm_P3.80mm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C20-C25</text:p>
          </table:table-cell>
          <table:table-cell office:value-type="string">
            <text:p>10n</text:p>
          </table:table-cell>
          <table:table-cell office:value-type="string">
            <text:p>Capacitor_SMD:C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&gt; <text:s/>C26, C33, C34</text:p>
          </table:table-cell>
          <table:table-cell office:value-type="string">
            <text:p>100n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C27</text:p>
          </table:table-cell>
          <table:table-cell office:value-type="string">
            <text:p>1m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28</text:p>
          </table:table-cell>
          <table:table-cell office:value-type="string">
            <text:p>4m7</text:p>
          </table:table-cell>
          <table:table-cell office:value-type="string">
            <text:p>Capacitor_SMD:C_1206_3216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C30-C32</text:p>
          </table:table-cell>
          <table:table-cell office:value-type="string">
            <text:p>100n</text:p>
          </table:table-cell>
          <table:table-cell office:value-type="string">
            <text:p>Capacitor_SMD:C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D1</text:p>
          </table:table-cell>
          <table:table-cell office:value-type="string">
            <text:p>SMBJ18CA</text:p>
          </table:table-cell>
          <table:table-cell office:value-type="string">
            <text:p>Diode_SMD:D_SMB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D3</text:p>
          </table:table-cell>
          <table:table-cell office:value-type="string">
            <text:p>SS54</text:p>
          </table:table-cell>
          <table:table-cell office:value-type="string">
            <text:p>Diode_SMD:D_SM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D4</text:p>
          </table:table-cell>
          <table:table-cell office:value-type="string">
            <text:p>SMAJ18CA</text:p>
          </table:table-cell>
          <table:table-cell office:value-type="string">
            <text:p>Diode_SMD:D_SMA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D2, D5, D6</text:p>
          </table:table-cell>
          <table:table-cell office:value-type="string">
            <text:p>1N4148</text:p>
          </table:table-cell>
          <table:table-cell office:value-type="string">
            <text:p>Diode_SMD:D_MiniMELF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D7</text:p>
          </table:table-cell>
          <table:table-cell office:value-type="string">
            <text:p>PWR</text:p>
          </table:table-cell>
          <table:table-cell office:value-type="string">
            <text:p>LED_SMD:LED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D8</text:p>
          </table:table-cell>
          <table:table-cell office:value-type="string">
            <text:p>5v6</text:p>
          </table:table-cell>
          <table:table-cell office:value-type="string">
            <text:p>Diode_SMD:D_MELF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D9, D10</text:p>
          </table:table-cell>
          <table:table-cell office:value-type="string">
            <text:p>SS34</text:p>
          </table:table-cell>
          <table:table-cell office:value-type="string">
            <text:p>Diode_SMD:D_SMB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D11-D16</text:p>
          </table:table-cell>
          <table:table-cell office:value-type="string">
            <text:p>SMAJ18</text:p>
          </table:table-cell>
          <table:table-cell office:value-type="string">
            <text:p>Diode_SMD:D_SMA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&gt; <text:s/>D17-D22</text:p>
          </table:table-cell>
          <table:table-cell office:value-type="string">
            <text:p>LL4148</text:p>
          </table:table-cell>
          <table:table-cell office:value-type="string">
            <text:p>Diode_SMD:D_MiniMELF</text:p>
          </table:table-cell>
          <table:table-cell office:value-type="string">
            <text:p>http://www.vishay.com/docs/85557/ll4148.pdf</text:p>
          </table:table-cell>
          <table:table-cell table:number-columns-repeated="8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&gt; <text:s/>D23, D26-D28</text:p>
          </table:table-cell>
          <table:table-cell office:value-type="string">
            <text:p>N</text:p>
          </table:table-cell>
          <table:table-cell office:value-type="string">
            <text:p>Diode_SMD:D_MiniMELF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&gt; <text:s/>D24, D25</text:p>
          </table:table-cell>
          <table:table-cell office:value-type="string">
            <text:p>4V7</text:p>
          </table:table-cell>
          <table:table-cell office:value-type="string">
            <text:p>Diode_SMD:D_MiniMELF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D29, D30, D45, D47, D49</text:p>
          </table:table-cell>
          <table:table-cell office:value-type="string">
            <text:p>BAV99</text:p>
          </table:table-cell>
          <table:table-cell office:value-type="string">
            <text:p>Package_TO_SOT_SMD:SOT-23</text:p>
          </table:table-cell>
          <table:table-cell office:value-type="string">
            <text:p>https://assets.nexperia.com/documents/data-sheet/BAV99_SER.pdf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&gt; <text:s/>D31, D33</text:p>
          </table:table-cell>
          <table:table-cell office:value-type="string">
            <text:p>LED_PJ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D32</text:p>
          </table:table-cell>
          <table:table-cell office:value-type="string">
            <text:p>LED_1WIRE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D34, D35</text:p>
          </table:table-cell>
          <table:table-cell office:value-type="string">
            <text:p>LED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D36, D37</text:p>
          </table:table-cell>
          <table:table-cell office:value-type="string">
            <text:p>SMAJ5.0CA</text:p>
          </table:table-cell>
          <table:table-cell office:value-type="string">
            <text:p>Diode_SMD:D_SMA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D38, D42-D44</text:p>
          </table:table-cell>
          <table:table-cell office:value-type="string">
            <text:p>SS14</text:p>
          </table:table-cell>
          <table:table-cell office:value-type="string">
            <text:p>Diode_SMD:D_SMA</text:p>
          </table:table-cell>
          <table:table-cell office:value-type="string">
            <text:p>~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4"/>D39</text:p>
          </table:table-cell>
          <table:table-cell office:value-type="string">
            <text:p>LED_K1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D40</text:p>
          </table:table-cell>
          <table:table-cell office:value-type="string">
            <text:p>LED_K2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D41</text:p>
          </table:table-cell>
          <table:table-cell office:value-type="string">
            <text:p>LED_K3</text:p>
          </table:table-cell>
          <table:table-cell office:value-type="string">
            <text:p>LED_SMD:LED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D46, D48, D50</text:p>
          </table:table-cell>
          <table:table-cell office:value-type="string">
            <text:p>2v4</text:p>
          </table:table-cell>
          <table:table-cell office:value-type="string">
            <text:p>Diode_SMD:D_MELF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F1</text:p>
          </table:table-cell>
          <table:table-cell office:value-type="string">
            <text:p>3A</text:p>
          </table:table-cell>
          <table:table-cell office:value-type="string">
            <text:p>Fuse:Fuse_2010_5025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F2, F5, F6</text:p>
          </table:table-cell>
          <table:table-cell office:value-type="string">
            <text:p>200mA 5v</text:p>
          </table:table-cell>
          <table:table-cell office:value-type="string">
            <text:p>Fuse:Fuse_1210_3225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 <text:s/>F3, F4</text:p>
          </table:table-cell>
          <table:table-cell office:value-type="string">
            <text:p>200mA</text:p>
          </table:table-cell>
          <table:table-cell office:value-type="string">
            <text:p>Fuse:Fuse_1210_3225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J1</text:p>
          </table:table-cell>
          <table:table-cell office:value-type="string">
            <text:p>Power</text:p>
          </table:table-cell>
          <table:table-cell office:value-type="string">
            <text:p>Connector_Phoenix_MSTB:PhoenixContact_MSTBA_2,5_3-G_1x03_P5.00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2</text:p>
          </table:table-cell>
          <table:table-cell office:value-type="string">
            <text:p>Inputs</text:p>
          </table:table-cell>
          <table:table-cell office:value-type="string">
            <text:p>Connector_Phoenix_MC:PhoenixContact_MC_1,5_5-G-3.81_1x05_P3.81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3</text:p>
          </table:table-cell>
          <table:table-cell office:value-type="string">
            <text:p>Proxy </text:p>
          </table:table-cell>
          <table:table-cell office:value-type="string">
            <text:p>Connector_Phoenix_MC:PhoenixContact_MC_1,5_3-G-3.81_1x03_P3.81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4</text:p>
          </table:table-cell>
          <table:table-cell office:value-type="string">
            <text:p>PJON</text:p>
          </table:table-cell>
          <table:table-cell office:value-type="string">
            <text:p>Connector_Phoenix_MC:PhoenixContact_MC_1,5_3-G-3.81_1x03_P3.81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5</text:p>
          </table:table-cell>
          <table:table-cell office:value-type="string">
            <text:p>RS485</text:p>
          </table:table-cell>
          <table:table-cell office:value-type="string">
            <text:p>Connector_Phoenix_MC:PhoenixContact_MC_1,5_2-G-3.81_1x02_P3.81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6</text:p>
          </table:table-cell>
          <table:table-cell office:value-type="string">
            <text:p>RES_SENS</text:p>
          </table:table-cell>
          <table:table-cell office:value-type="string">
            <text:p>Connector_Phoenix_MC:PhoenixContact_MC_1,5_2-G-3.81_1x02_P3.81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7</text:p>
          </table:table-cell>
          <table:table-cell office:value-type="string">
            <text:p>1_WARE</text:p>
          </table:table-cell>
          <table:table-cell office:value-type="string">
            <text:p>Connector_Phoenix_MC:PhoenixContact_MC_1,5_3-G-3.81_1x03_P3.81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8</text:p>
          </table:table-cell>
          <table:table-cell office:value-type="string">
            <text:p>Outputs</text:p>
          </table:table-cell>
          <table:table-cell office:value-type="string">
            <text:p>Connector_Hirose:Hirose_DF13-05P-1.25DS_1x05_P1.25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9</text:p>
          </table:table-cell>
          <table:table-cell office:value-type="string">
            <text:p>LCD_ST7920</text:p>
          </table:table-cell>
          <table:table-cell office:value-type="string">
            <text:p>Connector_Hirose:Hirose_DF13-08P-1.25DSA_1x08_P1.25mm_Vertic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10</text:p>
          </table:table-cell>
          <table:table-cell office:value-type="string">
            <text:p>Encoder</text:p>
          </table:table-cell>
          <table:table-cell office:value-type="string">
            <text:p>Connector_Hirose:Hirose_DF13-05P-1.25DSA_1x05_P1.25mm_Vertic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11</text:p>
          </table:table-cell>
          <table:table-cell office:value-type="string">
            <text:p>LCD_Nextion</text:p>
          </table:table-cell>
          <table:table-cell office:value-type="string">
            <text:p>Connector_Hirose:Hirose_DF13-04P-1.25DSA_1x04_P1.25mm_Vertic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12</text:p>
          </table:table-cell>
          <table:table-cell office:value-type="string">
            <text:p>PUMP_RELAY</text:p>
          </table:table-cell>
          <table:table-cell office:value-type="string">
            <text:p>Connector_Phoenix_MSTB:PhoenixContact_MSTBA_2,5_2-G_1x02_P5.00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J13, J14</text:p>
          </table:table-cell>
          <table:table-cell office:value-type="string">
            <text:p>LIGHT_RELAY</text:p>
          </table:table-cell>
          <table:table-cell office:value-type="string">
            <text:p>Connector_Phoenix_MSTB:PhoenixContact_MSTBA_2,5_2-G_1x02_P5.00mm_Horizont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J15</text:p>
          </table:table-cell>
          <table:table-cell office:value-type="string">
            <text:p>I2C</text:p>
          </table:table-cell>
          <table:table-cell office:value-type="string">
            <text:p>Connector_Hirose:Hirose_DF13-04P-1.25DSA_1x04_P1.25mm_Vertic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JP1</text:p>
          </table:table-cell>
          <table:table-cell office:value-type="string">
            <text:p>SolderJumper_3_Open</text:p>
          </table:table-cell>
          <table:table-cell office:value-type="string">
            <text:p>Jumper:SolderJumper-3_P1.3mm_Open_RoundedPad1.0x1.5mm_NumberLabels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K1-K3</text:p>
          </table:table-cell>
          <table:table-cell office:value-type="string">
            <text:p>1393217-4</text:p>
          </table:table-cell>
          <table:table-cell office:value-type="string">
            <text:p>RELAY_1393217-4</text:p>
          </table:table-cell>
          <table:table-cell/>
          <table:table-cell office:value-type="string">
            <text:p>1393217-4</text:p>
          </table:table-cell>
          <table:table-cell table:number-columns-repeated="7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 <text:s/>L1, L2</text:p>
          </table:table-cell>
          <table:table-cell office:value-type="string">
            <text:p>15uH</text:p>
          </table:table-cell>
          <table:table-cell office:value-type="string">
            <text:p>Inductor_SMD:L_7.3x7.3_H4.5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LS1</text:p>
          </table:table-cell>
          <table:table-cell office:value-type="string">
            <text:p>PKLCS1212E4001-R1</text:p>
          </table:table-cell>
          <table:table-cell office:value-type="string">
            <text:p>PKLCS1212E4001-R1:SPKR_PKLCS1212E4001-R1</text:p>
          </table:table-cell>
          <table:table-cell table:number-columns-repeated="2"/>
          <table:table-cell office:value-type="string">
            <text:p>Murata Electronics</text:p>
          </table:table-cell>
          <table:table-cell office:value-type="string">
            <text:p>3.0 mm</text:p>
          </table:table-cell>
          <table:table-cell/>
          <table:table-cell office:value-type="string">
            <text:p>January 22, 2018</text:p>
          </table:table-cell>
          <table:table-cell office:value-type="string">
            <text:p>Manufacturer Recommendations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Q1</text:p>
          </table:table-cell>
          <table:table-cell office:value-type="string">
            <text:p>BSS138</text:p>
          </table:table-cell>
          <table:table-cell office:value-type="string">
            <text:p>Package_TO_SOT_SMD:SOT-23</text:p>
          </table:table-cell>
          <table:table-cell office:value-type="string">
            <text:p>https://www.onsemi.com/pub/Collateral/BSS138-D.PDF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Q2</text:p>
          </table:table-cell>
          <table:table-cell office:value-type="string">
            <text:p>BC857</text:p>
          </table:table-cell>
          <table:table-cell office:value-type="string">
            <text:p>Package_TO_SOT_SMD:SOT-23</text:p>
          </table:table-cell>
          <table:table-cell office:value-type="string">
            <text:p>https://www.onsemi.com/pub/Collateral/BC860-D.pdf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1, R16-R21, R71</text:p>
          </table:table-cell>
          <table:table-cell office:value-type="string">
            <text:p>100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 text:c="4"/>R3</text:p>
          </table:table-cell>
          <table:table-cell office:value-type="string">
            <text:p>100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2, R4</text:p>
          </table:table-cell>
          <table:table-cell office:value-type="string">
            <text:p>30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R5</text:p>
          </table:table-cell>
          <table:table-cell office:value-type="string">
            <text:p>24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6, R39, R41, R45, R47, R50, R52, R61-R63, R77, R78</text:p>
          </table:table-cell>
          <table:table-cell office:value-type="string">
            <text:p>2k2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 text:c="4"/>R8</text:p>
          </table:table-cell>
          <table:table-cell office:value-type="string">
            <text:p>24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7, R9</text:p>
          </table:table-cell>
          <table:table-cell office:value-type="string">
            <text:p>20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R10, R12</text:p>
          </table:table-cell>
          <table:table-cell office:value-type="string">
            <text:p>10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R13</text:p>
          </table:table-cell>
          <table:table-cell office:value-type="string">
            <text:p>16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11, R14</text:p>
          </table:table-cell>
          <table:table-cell office:value-type="string">
            <text:p>3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R15</text:p>
          </table:table-cell>
          <table:table-cell office:value-type="string">
            <text:p>24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22, R27-R29, R38</text:p>
          </table:table-cell>
          <table:table-cell office:value-type="string">
            <text:p>4k7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&gt; <text:s/>R23, R25</text:p>
          </table:table-cell>
          <table:table-cell office:value-type="string">
            <text:p>22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R24, R31-R33</text:p>
          </table:table-cell>
          <table:table-cell office:value-type="string">
            <text:p>N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&gt; <text:s/>R26, R30, R48, R49, R51, R67, R74</text:p>
          </table:table-cell>
          <table:table-cell office:value-type="string">
            <text:p>1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 text:c="4"/>R34</text:p>
          </table:table-cell>
          <table:table-cell office:value-type="string">
            <text:p>1M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35, R42, R43, R56</text:p>
          </table:table-cell>
          <table:table-cell office:value-type="string">
            <text:p>22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 text:c="4"/>R36</text:p>
          </table:table-cell>
          <table:table-cell office:value-type="string">
            <text:p>180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R37</text:p>
          </table:table-cell>
          <table:table-cell office:value-type="string">
            <text:p>22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R40</text:p>
          </table:table-cell>
          <table:table-cell office:value-type="string">
            <text:p>3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R44</text:p>
          </table:table-cell>
          <table:table-cell office:value-type="string">
            <text:p>200R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46, R53</text:p>
          </table:table-cell>
          <table:table-cell office:value-type="string">
            <text:p>1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R54, R57</text:p>
          </table:table-cell>
          <table:table-cell office:value-type="string">
            <text:p>20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R55, R65</text:p>
          </table:table-cell>
          <table:table-cell office:value-type="string">
            <text:p>10k</text:p>
          </table:table-cell>
          <table:table-cell office:value-type="string">
            <text:p>Resistor_SMD:R_0603_1608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R58, R59</text:p>
          </table:table-cell>
          <table:table-cell office:value-type="string">
            <text:p>10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R60</text:p>
          </table:table-cell>
          <table:table-cell office:value-type="string">
            <text:p>120R</text:p>
          </table:table-cell>
          <table:table-cell office:value-type="string">
            <text:p>Resistor_SMD:R_1206_3216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64, R68, R75</text:p>
          </table:table-cell>
          <table:table-cell office:value-type="string">
            <text:p>1k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R66</text:p>
          </table:table-cell>
          <table:table-cell office:value-type="string">
            <text:p>220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R69</text:p>
          </table:table-cell>
          <table:table-cell office:value-type="string">
            <text:p>150R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R70, R72, R73, R76</text:p>
          </table:table-cell>
          <table:table-cell office:value-type="string">
            <text:p>2k2</text:p>
          </table:table-cell>
          <table:table-cell office:value-type="string">
            <text:p>Resistor_SMD:R_0805_2012Metric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&gt; <text:s/>RV1, RV5</text:p>
          </table:table-cell>
          <table:table-cell office:value-type="string">
            <text:p>10k</text:p>
          </table:table-cell>
          <table:table-cell office:value-type="string">
            <text:p>Potentiometer_SMD:Potentiometer_Bourns_3314J_Vertical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 <text:s/>RV2-RV4</text:p>
          </table:table-cell>
          <table:table-cell office:value-type="string">
            <text:p>S07K17</text:p>
          </table:table-cell>
          <table:table-cell office:value-type="string">
            <text:p>Varistor:RV_Disc_D9mm_W3.7mm_P5mm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SW1</text:p>
          </table:table-cell>
          <table:table-cell office:value-type="string">
            <text:p>SW_Push</text:p>
          </table:table-cell>
          <table:table-cell office:value-type="string">
            <text:p>Button_Switch_SMD:SW_Push_SPST_NO_Alps_SKRK</text:p>
          </table:table-cell>
          <table:table-cell office:value-type="string">
            <text:p>~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 <text:s/>U1, U2</text:p>
          </table:table-cell>
          <table:table-cell office:value-type="string">
            <text:p>MP1584EN(SOIC8E)</text:p>
          </table:table-cell>
          <table:table-cell office:value-type="string">
            <text:p>OLIMEX_IC-FP:SOIC-8-EP</text:p>
          </table:table-cell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 text:c="4"/>U3</text:p>
          </table:table-cell>
          <table:table-cell office:value-type="string">
            <text:p>MEGA_PRO_2560</text:p>
          </table:table-cell>
          <table:table-cell office:value-type="string">
            <text:p>MODULE_MEGA_PRO_EMBED_CH340G_:_ATMEGA2560</text:p>
          </table:table-cell>
          <table:table-cell table:number-columns-repeated="2"/>
          <table:table-cell office:value-type="string">
            <text:p>Robotdyn</text:p>
          </table:table-cell>
          <table:table-cell table:number-columns-repeated="2"/>
          <table:table-cell office:value-type="string">
            <text:p>12/May/2017</text:p>
          </table:table-cell>
          <table:table-cell office:value-type="string">
            <text:p>Manufacturer Recommendations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U4</text:p>
          </table:table-cell>
          <table:table-cell office:value-type="string">
            <text:p>ADM705</text:p>
          </table:table-cell>
          <table:table-cell office:value-type="string">
            <text:p>Package_SO:SOIC-8_3.9x4.9mm_P1.27mm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U5</text:p>
          </table:table-cell>
          <table:table-cell office:value-type="string">
            <text:p>MAX485E</text:p>
          </table:table-cell>
          <table:table-cell office:value-type="string">
            <text:p>Package_SO:SOIC-8_3.9x4.9mm_P1.27mm</text:p>
          </table:table-cell>
          <table:table-cell office:value-type="string">
            <text:p>https://datasheets.maximintegrated.com/en/ds/MAX1487E-MAX491E.pdf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U6</text:p>
          </table:table-cell>
          <table:table-cell office:value-type="string">
            <text:p>ULN2003A</text:p>
          </table:table-cell>
          <table:table-cell office:value-type="string">
            <text:p>Package_SO:SOIC-16_3.9x9.9mm_P1.27mm</text:p>
          </table:table-cell>
          <table:table-cell office:value-type="string">
            <text:p>http://www.ti.com/lit/ds/symlink/uln2003a.pdf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U7</text:p>
          </table:table-cell>
          <table:table-cell office:value-type="string">
            <text:p>TL431DBZ</text:p>
          </table:table-cell>
          <table:table-cell office:value-type="string">
            <text:p>Package_TO_SOT_SMD:SOT-23</text:p>
          </table:table-cell>
          <table:table-cell office:value-type="string">
            <text:p>http://www.ti.com/lit/ds/symlink/tl431.pdf</text:p>
          </table:table-cell>
          <table:table-cell table:number-columns-repeated="8"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6">26.01.2021</text:date>, <text:time>21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5S</meta:editing-duration>
    <meta:editing-cycles>3</meta:editing-cycles>
    <meta:generator>OpenOffice/4.1.7$Win32 OpenOffice.org_project/417m1$Build-9800</meta:generator>
    <dc:date>2021-01-26T21:48:55.22</dc:date>
    <dc:creator>Yuri </dc:creator>
    <meta:document-statistic meta:table-count="3" meta:cell-count="490" meta:object-count="0"/>
    <meta:user-defined meta:name="Info 1"/>
    <meta:user-defined meta:name="Info 2"/>
    <meta:user-defined meta:name="Info 3"/>
    <meta:user-defined meta:name="Info 4"/>
  </office:meta>
</office:document-meta>
</file>